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, sans-serif" svg:font-family="Calibri, sans-serif" style:font-family-generic="system"/>
    <style:font-face style:name="Helvetica" svg:font-family="Helvetica" style:font-family-generic="swiss" style:font-pitch="variable" svg:panose-1="2 11 6 4 2 2 2 2 2 4"/>
    <style:font-face style:name="monospace, monospace" svg:font-family="monospace, monospac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 fo:margin-bottom="0in" fo:line-height="128%"/>
      <style:text-properties style:font-name="Calibri, sans-serif" fo:color="#000000" fo:font-size="20pt" style:font-size-asian="20pt"/>
    </style:style>
    <style:style style:name="P2" style:parent-style-name="Textbody" style:family="paragraph">
      <style:paragraph-properties fo:text-align="justify" fo:margin-bottom="0.1111in" fo:line-height="127%" fo:text-indent="0.4916in"/>
    </style:style>
    <style:style style:name="T3" style:parent-style-name="Fonteparág.padrão" style:family="text">
      <style:text-properties style:font-name="Calibri, sans-serif" fo:color="#000000" fo:font-size="11pt" style:font-size-asian="11pt"/>
    </style:style>
    <style:style style:name="T4" style:parent-style-name="Fonteparág.padrão" style:family="text">
      <style:text-properties style:font-name="Calibri, sans-serif" fo:color="#000000" fo:font-size="11pt" style:font-size-asian="11pt"/>
    </style:style>
    <style:style style:name="T5" style:parent-style-name="Fonteparág.padrão" style:family="text">
      <style:text-properties style:font-name="Calibri, sans-serif" fo:font-style="italic" style:font-style-asian="italic" fo:color="#000000" fo:font-size="11pt" style:font-size-asian="11pt"/>
    </style:style>
    <style:style style:name="P6" style:parent-style-name="Título2" style:family="paragraph">
      <style:paragraph-properties fo:margin-top="0.0277in" fo:margin-bottom="0in" fo:line-height="128%"/>
      <style:text-properties style:font-name="Calibri, sans-serif" fo:color="#000000" fo:font-size="14pt" style:font-size-asian="14pt"/>
    </style:style>
    <style:style style:name="P7" style:parent-style-name="Textbody" style:family="paragraph">
      <style:paragraph-properties fo:margin-bottom="0.1111in" fo:line-height="128%" fo:text-indent="0.4916in"/>
    </style:style>
    <style:style style:name="T8" style:parent-style-name="Fonteparág.padrão" style:family="text">
      <style:text-properties style:font-name="Calibri, sans-serif" fo:color="#000000" fo:font-size="11pt" style:font-size-asian="11pt"/>
    </style:style>
    <style:style style:name="T9" style:parent-style-name="Fonteparág.padrão" style:family="text">
      <style:text-properties style:font-name="Calibri, sans-serif" fo:color="#000000" fo:font-size="11pt" style:font-size-asian="11pt"/>
    </style:style>
    <style:style style:name="T10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11" style:parent-style-name="Fonteparág.padrão" style:family="text">
      <style:text-properties style:font-name="Calibri, sans-serif" fo:color="#000000" fo:font-size="11pt" style:font-size-asian="11pt"/>
    </style:style>
    <style:style style:name="T12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13" style:parent-style-name="Fonteparág.padrão" style:family="text">
      <style:text-properties fo:color="#000000"/>
    </style:style>
    <style:style style:name="T14" style:parent-style-name="Fonteparág.padrão" style:family="text">
      <style:text-properties style:font-name="Calibri, sans-serif" fo:color="#000000" fo:font-size="11pt" style:font-size-asian="11pt"/>
    </style:style>
    <style:style style:name="T15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16" style:parent-style-name="Fonteparág.padrão" style:family="text">
      <style:text-properties style:font-name="Calibri, sans-serif" fo:color="#000000" fo:font-size="11pt" style:font-size-asian="11pt"/>
    </style:style>
    <style:style style:name="P17" style:parent-style-name="Textbody" style:family="paragraph">
      <style:paragraph-properties fo:margin-bottom="0.1111in" fo:line-height="128%"/>
      <style:text-properties style:font-name="Calibri, sans-serif" fo:font-weight="bold" style:font-weight-asian="bold" fo:color="#000000"/>
    </style:style>
    <style:style style:name="P18" style:parent-style-name="Textbody" style:family="paragraph">
      <style:paragraph-properties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TableColumn20" style:family="table-column">
      <style:table-column-properties style:column-width="6.3618in" style:use-optimal-column-width="false"/>
    </style:style>
    <style:style style:name="Table19" style:family="table">
      <style:table-properties style:width="6.3618in" fo:margin-left="-0.0069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23" style:parent-style-name="TableContents" style:family="paragraph">
      <style:paragraph-properties fo:line-height="120%"/>
      <style:text-properties style:font-name="Calibri, sans-serif" fo:color="#000000" fo:font-size="11pt" style:font-size-asian="11pt"/>
    </style:style>
    <style:style style:name="P24" style:parent-style-name="Textbody" style:family="paragraph">
      <style:paragraph-properties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TableColumn26" style:family="table-column">
      <style:table-column-properties style:column-width="6.3618in" style:use-optimal-column-width="false"/>
    </style:style>
    <style:style style:name="Table25" style:family="table">
      <style:table-properties style:width="6.3618in" fo:margin-left="-0.0069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29" style:parent-style-name="TableContents" style:family="paragraph">
      <style:paragraph-properties fo:line-height="120%"/>
    </style:style>
    <style:style style:name="T30" style:parent-style-name="Fonteparág.padrão" style:family="text">
      <style:text-properties fo:color="#000000"/>
    </style:style>
    <style:style style:name="T31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32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33" style:parent-style-name="Fonteparág.padrão" style:family="text">
      <style:text-properties fo:color="#000000"/>
    </style:style>
    <style:style style:name="T34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35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36" style:parent-style-name="Fonteparág.padrão" style:family="text">
      <style:text-properties fo:color="#000000"/>
    </style:style>
    <style:style style:name="T37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38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39" style:parent-style-name="Fonteparág.padrão" style:family="text">
      <style:text-properties fo:color="#000000"/>
    </style:style>
    <style:style style:name="T40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41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42" style:parent-style-name="Fonteparág.padrão" style:family="text">
      <style:text-properties fo:color="#000000"/>
    </style:style>
    <style:style style:name="T43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44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45" style:parent-style-name="Fonteparág.padrão" style:family="text">
      <style:text-properties style:font-name="Calibri, sans-serif" fo:color="#000000" fo:font-size="11pt" style:font-size-asian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48" style:parent-style-name="TableContents" style:family="paragraph">
      <style:paragraph-properties fo:line-height="120%"/>
      <style:text-properties fo:color="#000000"/>
    </style:style>
    <style:style style:name="P49" style:parent-style-name="NormalWeb" style:family="paragraph">
      <style:paragraph-properties fo:margin-top="0in" fo:margin-bottom="0in" fo:background-color="#FFFFFF"/>
      <style:text-properties style:font-name="Helvetica" fo:font-size="11.5pt" style:font-size-asian="11.5pt" style:font-size-complex="11.5pt" fo:language="en" fo:country="US"/>
    </style:style>
    <style:style style:name="P50" style:parent-style-name="NormalWeb" style:family="paragraph">
      <style:paragraph-properties fo:margin-top="0in" fo:margin-bottom="0in" fo:background-color="#FFFFFF"/>
      <style:text-properties style:font-name="Helvetica" fo:font-size="11.5pt" style:font-size-asian="11.5pt" style:font-size-complex="11.5pt" fo:language="en" fo:country="US"/>
    </style:style>
    <style:style style:name="P51" style:parent-style-name="NormalWeb" style:family="paragraph">
      <style:paragraph-properties fo:margin-top="0in" fo:margin-bottom="0in" fo:background-color="#FFFFFF"/>
      <style:text-properties style:font-name="Helvetica" fo:font-size="11.5pt" style:font-size-asian="11.5pt" style:font-size-complex="11.5pt"/>
    </style:style>
    <style:style style:name="P52" style:parent-style-name="NormalWeb" style:family="paragraph">
      <style:paragraph-properties fo:margin-top="0in" fo:margin-bottom="0in" fo:background-color="#FFFFFF"/>
      <style:text-properties style:font-name="Helvetica" fo:font-size="11.5pt" style:font-size-asian="11.5pt" style:font-size-complex="11.5pt"/>
    </style:style>
    <style:style style:name="P53" style:parent-style-name="NormalWeb" style:family="paragraph">
      <style:paragraph-properties fo:margin-top="0in" fo:margin-bottom="0in" fo:background-color="#FFFFFF"/>
      <style:text-properties style:font-name="Helvetica" fo:font-size="11.5pt" style:font-size-asian="11.5pt" style:font-size-complex="11.5pt" fo:language="en" fo:country="US"/>
    </style:style>
    <style:style style:name="P54" style:parent-style-name="NormalWeb" style:family="paragraph">
      <style:paragraph-properties fo:margin-top="0in" fo:margin-bottom="0in" fo:background-color="#FFFFFF"/>
      <style:text-properties style:font-name="Helvetica" fo:font-size="11.5pt" style:font-size-asian="11.5pt" style:font-size-complex="11.5pt" fo:language="en" fo:country="US"/>
    </style:style>
    <style:style style:name="P55" style:parent-style-name="NormalWeb" style:family="paragraph">
      <style:paragraph-properties fo:margin-top="0in" fo:margin-bottom="0in" fo:background-color="#FFFFFF"/>
      <style:text-properties style:font-name="Helvetica" fo:font-size="11.5pt" style:font-size-asian="11.5pt" style:font-size-complex="11.5pt" fo:language="en" fo:country="US"/>
    </style:style>
    <style:style style:name="P56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/>
      <style:text-properties style:font-name="monospace, monospace" fo:color="#000088" fo:font-size="11pt" style:font-size-asian="11pt" fo:language="en" fo:country="US"/>
    </style:style>
    <style:style style:name="P57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/>
      <style:text-properties style:font-name="monospace, monospace" fo:color="#000088" fo:font-size="11pt" style:font-size-asian="11pt" fo:language="en" fo:country="US"/>
    </style:style>
    <style:style style:name="P58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/>
    </style:style>
    <style:style style:name="T59" style:parent-style-name="Fonteparág.padrão" style:family="text">
      <style:text-properties style:font-name="monospace, monospace" fo:color="#000088" fo:font-size="11pt" style:font-size-asian="11pt"/>
    </style:style>
    <style:style style:name="T60" style:parent-style-name="Fonteparág.padrão" style:family="text">
      <style:text-properties style:font-name="monospace, monospace" fo:color="#000000" fo:font-size="11pt" style:font-size-asian="11pt"/>
    </style:style>
    <style:style style:name="T61" style:parent-style-name="Fonteparág.padrão" style:family="text">
      <style:text-properties style:font-name="monospace, monospace" fo:color="#000088" fo:font-size="11pt" style:font-size-asian="11pt"/>
    </style:style>
    <style:style style:name="T62" style:parent-style-name="Fonteparág.padrão" style:family="text">
      <style:text-properties style:font-name="monospace, monospace" fo:color="#000000" fo:font-size="11pt" style:font-size-asian="11pt"/>
    </style:style>
    <style:style style:name="T63" style:parent-style-name="Fonteparág.padrão" style:family="text">
      <style:text-properties style:font-name="monospace, monospace" fo:color="#660066" fo:font-size="11pt" style:font-size-asian="11pt"/>
    </style:style>
    <style:style style:name="T64" style:parent-style-name="Fonteparág.padrão" style:family="text">
      <style:text-properties style:font-name="monospace, monospace" fo:color="#000000" fo:font-size="11pt" style:font-size-asian="11pt"/>
    </style:style>
    <style:style style:name="T65" style:parent-style-name="Fonteparág.padrão" style:family="text">
      <style:text-properties style:font-name="monospace, monospace" fo:color="#666600" fo:font-size="11pt" style:font-size-asian="11pt"/>
    </style:style>
    <style:style style:name="P66" style:parent-style-name="Normal" style:family="paragraph">
      <style:text-properties style:font-name-complex="Mangal" style:font-size-complex="10.5pt"/>
    </style:style>
    <style:style style:name="S1" style:family="section">
      <style:section-properties fo:margin-left="0in" fo:margin-right="0in" style:writing-mode="lr-tb"/>
    </style:style>
    <style:style style:name="P67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P68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T69" style:parent-style-name="Fonteparág.padrão" style:family="text">
      <style:text-properties fo:color="#000000" fo:language="en" fo:country="US"/>
    </style:style>
    <style:style style:name="T70" style:parent-style-name="Fonteparág.padrão" style:family="text">
      <style:text-properties style:font-name="monospace, monospace" fo:color="#000088" fo:font-size="11pt" style:font-size-asian="11pt" fo:language="en" fo:country="US"/>
    </style:style>
    <style:style style:name="T71" style:parent-style-name="Fonteparág.padrão" style:family="text">
      <style:text-properties style:font-name="monospace, monospace" fo:color="#000000" fo:font-size="11pt" style:font-size-asian="11pt" fo:language="en" fo:country="US"/>
    </style:style>
    <style:style style:name="T72" style:parent-style-name="Fonteparág.padrão" style:family="text">
      <style:text-properties style:font-name="monospace, monospace" fo:color="#000088" fo:font-size="11pt" style:font-size-asian="11pt" fo:language="en" fo:country="US"/>
    </style:style>
    <style:style style:name="T73" style:parent-style-name="Fonteparág.padrão" style:family="text">
      <style:text-properties style:font-name="monospace, monospace" fo:color="#000000" fo:font-size="11pt" style:font-size-asian="11pt" fo:language="en" fo:country="US"/>
    </style:style>
    <style:style style:name="T74" style:parent-style-name="Fonteparág.padrão" style:family="text">
      <style:text-properties style:font-name="monospace, monospace" fo:color="#000088" fo:font-size="11pt" style:font-size-asian="11pt" fo:language="en" fo:country="US"/>
    </style:style>
    <style:style style:name="T75" style:parent-style-name="Fonteparág.padrão" style:family="text">
      <style:text-properties style:font-name="monospace, monospace" fo:color="#000000" fo:font-size="11pt" style:font-size-asian="11pt" fo:language="en" fo:country="US"/>
    </style:style>
    <style:style style:name="T76" style:parent-style-name="Fonteparág.padrão" style:family="text">
      <style:text-properties style:font-name="monospace, monospace" fo:color="#666600" fo:font-size="11pt" style:font-size-asian="11pt" fo:language="en" fo:country="US"/>
    </style:style>
    <style:style style:name="T77" style:parent-style-name="Fonteparág.padrão" style:family="text">
      <style:text-properties style:font-name="monospace, monospace" fo:color="#660066" fo:font-size="11pt" style:font-size-asian="11pt" fo:language="en" fo:country="US"/>
    </style:style>
    <style:style style:name="T78" style:parent-style-name="Fonteparág.padrão" style:family="text">
      <style:text-properties style:font-name="monospace, monospace" fo:color="#000000" fo:font-size="11pt" style:font-size-asian="11pt" fo:language="en" fo:country="US"/>
    </style:style>
    <style:style style:name="T79" style:parent-style-name="Fonteparág.padrão" style:family="text">
      <style:text-properties style:font-name="monospace, monospace" fo:color="#666600" fo:font-size="11pt" style:font-size-asian="11pt" fo:language="en" fo:country="US"/>
    </style:style>
    <style:style style:name="T80" style:parent-style-name="Fonteparág.padrão" style:family="text">
      <style:text-properties style:font-name="monospace, monospace" fo:color="#000000" fo:font-size="11pt" style:font-size-asian="11pt" fo:language="en" fo:country="US"/>
    </style:style>
    <style:style style:name="T81" style:parent-style-name="Fonteparág.padrão" style:family="text">
      <style:text-properties style:font-name="monospace, monospace" fo:color="#666600" fo:font-size="11pt" style:font-size-asian="11pt" fo:language="en" fo:country="US"/>
    </style:style>
    <style:style style:name="P82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  <style:text-properties fo:color="#000000" fo:language="en" fo:country="US"/>
    </style:style>
    <style:style style:name="P83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T84" style:parent-style-name="Fonteparág.padrão" style:family="text">
      <style:text-properties fo:color="#000000"/>
    </style:style>
    <style:style style:name="T85" style:parent-style-name="Fonteparág.padrão" style:family="text">
      <style:text-properties style:font-name="monospace, monospace" fo:color="#660066" fo:font-size="11pt" style:font-size-asian="11pt"/>
    </style:style>
    <style:style style:name="T86" style:parent-style-name="Fonteparág.padrão" style:family="text">
      <style:text-properties style:font-name="monospace, monospace" fo:color="#666600" fo:font-size="11pt" style:font-size-asian="11pt"/>
    </style:style>
    <style:style style:name="T87" style:parent-style-name="Fonteparág.padrão" style:family="text">
      <style:text-properties style:font-name="monospace, monospace" fo:color="#000000" fo:font-size="11pt" style:font-size-asian="11pt"/>
    </style:style>
    <style:style style:name="T88" style:parent-style-name="Fonteparág.padrão" style:family="text">
      <style:text-properties style:font-name="monospace, monospace" fo:color="#666600" fo:font-size="11pt" style:font-size-asian="11pt"/>
    </style:style>
    <style:style style:name="T89" style:parent-style-name="Fonteparág.padrão" style:family="text">
      <style:text-properties style:font-name="monospace, monospace" fo:color="#008800" fo:font-size="11pt" style:font-size-asian="11pt"/>
    </style:style>
    <style:style style:name="T90" style:parent-style-name="Fonteparág.padrão" style:family="text">
      <style:text-properties style:font-name="monospace, monospace" fo:color="#008800" fo:font-size="11pt" style:font-size-asian="11pt"/>
    </style:style>
    <style:style style:name="P91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T92" style:parent-style-name="Fonteparág.padrão" style:family="text">
      <style:text-properties fo:color="#000000"/>
    </style:style>
    <style:style style:name="T93" style:parent-style-name="Fonteparág.padrão" style:family="text">
      <style:text-properties style:font-name="monospace, monospace" fo:color="#666600" fo:font-size="11pt" style:font-size-asian="11pt"/>
    </style:style>
    <style:style style:name="T94" style:parent-style-name="Fonteparág.padrão" style:family="text">
      <style:text-properties style:font-name="monospace, monospace" fo:color="#000000" fo:font-size="11pt" style:font-size-asian="11pt"/>
    </style:style>
    <style:style style:name="T95" style:parent-style-name="Fonteparág.padrão" style:family="text">
      <style:text-properties style:font-name="monospace, monospace" fo:color="#008800" fo:font-size="11pt" style:font-size-asian="11pt"/>
    </style:style>
    <style:style style:name="T96" style:parent-style-name="Fonteparág.padrão" style:family="text">
      <style:text-properties style:font-name="monospace, monospace" fo:color="#008800" fo:font-size="11pt" style:font-size-asian="11pt"/>
    </style:style>
    <style:style style:name="T97" style:parent-style-name="Fonteparág.padrão" style:family="text">
      <style:text-properties style:font-name="monospace, monospace" fo:color="#008800" fo:font-size="11pt" style:font-size-asian="11pt"/>
    </style:style>
    <style:style style:name="P98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T99" style:parent-style-name="Fonteparág.padrão" style:family="text">
      <style:text-properties fo:color="#000000"/>
    </style:style>
    <style:style style:name="T100" style:parent-style-name="Fonteparág.padrão" style:family="text">
      <style:text-properties style:font-name="monospace, monospace" fo:color="#666600" fo:font-size="11pt" style:font-size-asian="11pt"/>
    </style:style>
    <style:style style:name="T101" style:parent-style-name="Fonteparág.padrão" style:family="text">
      <style:text-properties style:font-name="monospace, monospace" fo:color="#000000" fo:font-size="11pt" style:font-size-asian="11pt"/>
    </style:style>
    <style:style style:name="T102" style:parent-style-name="Fonteparág.padrão" style:family="text">
      <style:text-properties style:font-name="monospace, monospace" fo:color="#000000" fo:font-size="11pt" style:font-size-asian="11pt"/>
    </style:style>
    <style:style style:name="T103" style:parent-style-name="Fonteparág.padrão" style:family="text">
      <style:text-properties style:font-name="monospace, monospace" fo:color="#008800" fo:font-size="11pt" style:font-size-asian="11pt"/>
    </style:style>
    <style:style style:name="P104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T105" style:parent-style-name="Fonteparág.padrão" style:family="text">
      <style:text-properties fo:color="#000000"/>
    </style:style>
    <style:style style:name="T106" style:parent-style-name="Fonteparág.padrão" style:family="text">
      <style:text-properties style:font-name="monospace, monospace" fo:color="#666600" fo:font-size="11pt" style:font-size-asian="11pt"/>
    </style:style>
    <style:style style:name="T107" style:parent-style-name="Fonteparág.padrão" style:family="text">
      <style:text-properties style:font-name="monospace, monospace" fo:color="#000000" fo:font-size="11pt" style:font-size-asian="11pt"/>
    </style:style>
    <style:style style:name="T108" style:parent-style-name="Fonteparág.padrão" style:family="text">
      <style:text-properties style:font-name="monospace, monospace" fo:color="#000000" fo:font-size="11pt" style:font-size-asian="11pt"/>
    </style:style>
    <style:style style:name="T109" style:parent-style-name="Fonteparág.padrão" style:family="text">
      <style:text-properties style:font-name="monospace, monospace" fo:color="#000000" fo:font-size="11pt" style:font-size-asian="11pt"/>
    </style:style>
    <style:style style:name="T110" style:parent-style-name="Fonteparág.padrão" style:family="text">
      <style:text-properties style:font-name="monospace, monospace" fo:color="#008800" fo:font-size="11pt" style:font-size-asian="11pt"/>
    </style:style>
    <style:style style:name="P111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T112" style:parent-style-name="Fonteparág.padrão" style:family="text">
      <style:text-properties fo:color="#000000"/>
    </style:style>
    <style:style style:name="T113" style:parent-style-name="Fonteparág.padrão" style:family="text">
      <style:text-properties style:font-name="monospace, monospace" fo:color="#666600" fo:font-size="11pt" style:font-size-asian="11pt"/>
    </style:style>
    <style:style style:name="T114" style:parent-style-name="Fonteparág.padrão" style:family="text">
      <style:text-properties style:font-name="monospace, monospace" fo:color="#000000" fo:font-size="11pt" style:font-size-asian="11pt"/>
    </style:style>
    <style:style style:name="T115" style:parent-style-name="Fonteparág.padrão" style:family="text">
      <style:text-properties style:font-name="monospace, monospace" fo:color="#008800" fo:font-size="11pt" style:font-size-asian="11pt"/>
    </style:style>
    <style:style style:name="T116" style:parent-style-name="Fonteparág.padrão" style:family="text">
      <style:text-properties style:font-name="monospace, monospace" fo:color="#008800" fo:font-size="11pt" style:font-size-asian="11pt"/>
    </style:style>
    <style:style style:name="T117" style:parent-style-name="Fonteparág.padrão" style:family="text">
      <style:text-properties style:font-name="monospace, monospace" fo:color="#008800" fo:font-size="11pt" style:font-size-asian="11pt"/>
    </style:style>
    <style:style style:name="T118" style:parent-style-name="Fonteparág.padrão" style:family="text">
      <style:text-properties style:font-name="monospace, monospace" fo:color="#008800" fo:font-size="11pt" style:font-size-asian="11pt"/>
    </style:style>
    <style:style style:name="T119" style:parent-style-name="Fonteparág.padrão" style:family="text">
      <style:text-properties style:font-name="monospace, monospace" fo:color="#666600" fo:font-size="11pt" style:font-size-asian="11pt"/>
    </style:style>
    <style:style style:name="P120" style:parent-style-name="PreformattedText" style:family="paragraph">
      <style:paragraph-properties fo:border-top="0.0104in solid #888888" fo:border-left="none" fo:border-bottom="0.0104in solid #888888" fo:border-right="0.0104in solid #888888" fo:padding-top="0.0277in" fo:padding-left="0in" fo:padding-bottom="0.0277in" fo:padding-right="0.0277in" style:shadow="none" fo:line-height="160%" fo:background-color="#000000"/>
    </style:style>
    <style:style style:name="T121" style:parent-style-name="Fonteparág.padrão" style:family="text">
      <style:text-properties fo:color="#000000"/>
    </style:style>
    <style:style style:name="T122" style:parent-style-name="Fonteparág.padrão" style:family="text">
      <style:text-properties style:font-name="monospace, monospace" fo:color="#666600" fo:font-size="11pt" style:font-size-asian="11pt"/>
    </style:style>
    <style:style style:name="P123" style:parent-style-name="Textbody" style:family="paragraph">
      <style:paragraph-properties fo:margin-bottom="0in" fo:line-height="160%"/>
    </style:style>
    <style:style style:name="S2" style:family="section">
      <style:section-properties fo:margin-left="0in" fo:margin-right="0in" style:writing-mode="lr-tb"/>
    </style:style>
    <style:style style:name="P124" style:parent-style-name="Normal" style:family="paragraph">
      <style:text-properties style:font-name-complex="Mangal" style:font-size-complex="10.5pt" fo:language="en" fo:country="US"/>
    </style:style>
    <style:style style:name="S3" style:family="section">
      <style:section-properties fo:margin-left="0in" fo:margin-right="0in" style:writing-mode="lr-tb"/>
    </style:style>
    <style:style style:name="P125" style:parent-style-name="Textbody" style:family="paragraph">
      <style:text-properties fo:language="en" fo:country="US"/>
    </style:style>
    <style:style style:name="P126" style:parent-style-name="Título2" style:family="paragraph">
      <style:paragraph-properties fo:margin-top="0.0277in" fo:margin-bottom="0in" fo:line-height="128%"/>
      <style:text-properties style:font-name="Calibri, sans-serif" fo:color="#000000" fo:font-size="14pt" style:font-size-asian="14pt"/>
    </style:style>
    <style:style style:name="P127" style:parent-style-name="Textbody" style:family="paragraph">
      <style:paragraph-properties fo:margin-bottom="0.1111in" fo:line-height="128%" fo:text-indent="0.4916in"/>
    </style:style>
    <style:style style:name="P128" style:parent-style-name="Textbody" style:family="paragraph">
      <style:paragraph-properties fo:margin-bottom="0in" fo:line-height="128%"/>
      <style:text-properties style:font-name="Calibri, sans-serif" fo:color="#000000" fo:font-size="11pt" style:font-size-asian="11pt"/>
    </style:style>
    <style:style style:name="P129" style:parent-style-name="Textbody" style:family="paragraph">
      <style:paragraph-properties fo:margin-bottom="0in" fo:line-height="128%"/>
      <style:text-properties style:font-name="Calibri, sans-serif" fo:color="#000000" fo:font-size="11pt" style:font-size-asian="11pt"/>
    </style:style>
    <style:style style:name="P130" style:parent-style-name="Textbody" style:family="paragraph">
      <style:paragraph-properties fo:margin-bottom="0in" fo:line-height="128%"/>
      <style:text-properties style:font-name="Calibri, sans-serif" fo:color="#000000" fo:font-size="11pt" style:font-size-asian="11pt"/>
    </style:style>
    <style:style style:name="P131" style:parent-style-name="Textbody" style:family="paragraph">
      <style:paragraph-properties fo:margin-bottom="0in" fo:line-height="128%"/>
      <style:text-properties style:font-name="Calibri, sans-serif" fo:color="#000000" fo:font-size="11pt" style:font-size-asian="11pt"/>
    </style:style>
    <style:style style:name="P132" style:parent-style-name="Textbody" style:family="paragraph">
      <style:paragraph-properties fo:margin-bottom="0.1111in" fo:line-height="128%"/>
    </style:style>
    <style:style style:name="T133" style:parent-style-name="Fonteparág.padrão" style:family="text">
      <style:text-properties style:font-name="Calibri, sans-serif" fo:color="#000000" fo:font-size="11pt" style:font-size-asian="11pt"/>
    </style:style>
    <style:style style:name="T134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P135" style:parent-style-name="Textbody" style:family="paragraph">
      <style:paragraph-properties fo:margin-bottom="0.1111in" fo:line-height="128%" fo:text-indent="0.25in"/>
      <style:text-properties style:font-name="Calibri, sans-serif" fo:color="#000000" fo:font-size="11pt" style:font-size-asian="11pt"/>
    </style:style>
    <style:style style:name="P136" style:parent-style-name="Textbody" style:family="paragraph">
      <style:paragraph-properties fo:margin-bottom="0.1111in" fo:line-height="128%"/>
      <style:text-properties style:font-name="Calibri, sans-serif" fo:font-weight="bold" style:font-weight-asian="bold" fo:color="#000000"/>
    </style:style>
    <style:style style:name="P137" style:parent-style-name="Textbody" style:family="paragraph">
      <style:paragraph-properties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TableColumn139" style:family="table-column">
      <style:table-column-properties style:column-width="6.3618in" style:use-optimal-column-width="false"/>
    </style:style>
    <style:style style:name="Table138" style:family="table">
      <style:table-properties style:width="6.3618in" fo:margin-left="-0.0069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142" style:parent-style-name="TableContents" style:family="paragraph">
      <style:paragraph-properties fo:line-height="120%"/>
      <style:text-properties style:font-name="Calibri, sans-serif" fo:color="#000000" fo:font-size="11pt" style:font-size-asian="11pt"/>
    </style:style>
    <style:style style:name="P143" style:parent-style-name="Textbody" style:family="paragraph">
      <style:paragraph-properties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TableColumn145" style:family="table-column">
      <style:table-column-properties style:column-width="6.3618in" style:use-optimal-column-width="false"/>
    </style:style>
    <style:style style:name="Table144" style:family="table">
      <style:table-properties style:width="6.3618in" fo:margin-left="-0.0069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148" style:parent-style-name="TableContents" style:family="paragraph">
      <style:paragraph-properties fo:line-height="120%"/>
      <style:text-properties style:font-name="Calibri, sans-serif" fo:color="#000000" fo:font-size="11pt" style:font-size-asian="11pt"/>
    </style:style>
    <style:style style:name="P149" style:parent-style-name="Textbody" style:family="paragraph">
      <style:paragraph-properties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P150" style:parent-style-name="Textbody" style:family="paragraph">
      <style:paragraph-properties fo:text-align="justify" fo:margin-bottom="0.1111in" fo:line-height="128%" fo:text-indent="0.4916in"/>
      <style:text-properties style:font-name="Calibri, sans-serif" fo:color="#000000" fo:font-size="11pt" style:font-size-asian="11pt"/>
    </style:style>
    <style:style style:name="P151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2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5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54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55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56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57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5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59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6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61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162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163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65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66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67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6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69" style:parent-style-name="Fonteparág.padrão" style:family="text">
      <style:text-properties style:font-name="Courier New" style:font-name-asian="Times New Roman" style:font-name-complex="Courier New" fo:color="#0088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170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1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7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7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74" style:parent-style-name="Fonteparág.padrão" style:family="text">
      <style:text-properties style:font-name="Courier New" style:font-name-asian="Times New Roman" style:font-name-complex="Courier New" fo:color="#0088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175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77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T17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179" style:parent-style-name="Fonteparág.padrão" style:family="text">
      <style:text-properties style:font-name="Courier New" style:font-name-asian="Times New Roman" style:font-name-complex="Courier New" fo:color="#008800" style:letter-kerning="false" fo:font-size="11.5pt" style:font-size-asian="11.5pt" style:font-size-complex="11.5pt" style:language-asian="pt" style:country-asian="BR" style:language-complex="ar" style:country-complex="SA"/>
    </style:style>
    <style:style style:name="P180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1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18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T18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184" style:parent-style-name="Fonteparág.padrão" style:family="text">
      <style:text-properties style:font-name="Courier New" style:font-name-asian="Times New Roman" style:font-name-complex="Courier New" fo:color="#008800" style:letter-kerning="false" fo:font-size="11.5pt" style:font-size-asian="11.5pt" style:font-size-complex="11.5pt" style:language-asian="pt" style:country-asian="BR" style:language-complex="ar" style:country-complex="SA"/>
    </style:style>
    <style:style style:name="T185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P186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 fo:hyphenate="true"/>
    </style:style>
    <style:style style:name="P187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89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1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2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3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4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5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6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7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198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199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00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01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2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03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0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05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06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07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0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09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1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11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12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14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15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16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17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18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9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20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21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22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23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24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5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26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27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28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29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30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31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3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3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34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35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36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7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38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39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40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41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4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43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45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46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47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49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1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2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3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5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6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7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59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6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61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62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63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65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66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67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6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69" style:parent-style-name="Fonteparág.padrão" style:family="text">
      <style:text-properties style:font-name="Courier New" style:font-name-asian="Times New Roman" style:font-name-complex="Courier New" fo:color="#000088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7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71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7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73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74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75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76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77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278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9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0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1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2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3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5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6" style:parent-style-name="Fonteparág.padrão" style:family="text">
      <style:text-properties style:font-name="Courier New" style:font-name-asian="Times New Roman" style:font-name-complex="Courier New" fo:color="#0088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87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88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9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0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1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4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5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6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297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299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0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1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4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5" style:parent-style-name="Fonteparág.padrão" style:family="text">
      <style:text-properties style:font-name="Courier New" style:font-name-asian="Times New Roman" style:font-name-complex="Courier New" fo:color="#0088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6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307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8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09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1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11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12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13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1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15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P316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317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318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 fo:hyphenate="true"/>
    </style:style>
    <style:style style:name="P319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fo:language="en" fo:country="US" style:language-asian="pt" style:country-asian="BR" style:language-complex="ar" style:country-complex="SA"/>
    </style:style>
    <style:style style:name="T321" style:parent-style-name="Fonteparág.padrão" style:family="text">
      <style:text-properties style:font-name="Courier New" style:font-name-asian="Times New Roman" style:font-name-complex="Courier New" fo:color="#660066" style:letter-kerning="false" fo:font-size="11.5pt" style:font-size-asian="11.5pt" style:font-size-complex="11.5pt" style:language-asian="pt" style:country-asian="BR" style:language-complex="ar" style:country-complex="SA"/>
    </style:style>
    <style:style style:name="T322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T323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324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T325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326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T327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328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T329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330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P331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332" style:parent-style-name="kwd" style:family="text">
      <style:text-properties fo:color="#000088" fo:font-size="11.5pt" style:font-size-asian="11.5pt" style:font-size-complex="11.5pt" fo:language="en" fo:country="US"/>
    </style:style>
    <style:style style:name="T333" style:parent-style-name="pun" style:family="text">
      <style:text-properties fo:color="#666600" fo:font-size="11.5pt" style:font-size-asian="11.5pt" style:font-size-complex="11.5pt" fo:language="en" fo:country="US"/>
    </style:style>
    <style:style style:name="T334" style:parent-style-name="pln" style:family="text">
      <style:text-properties fo:color="#000000" fo:font-size="11.5pt" style:font-size-asian="11.5pt" style:font-size-complex="11.5pt" fo:language="en" fo:country="US"/>
    </style:style>
    <style:style style:name="T335" style:parent-style-name="pun" style:family="text">
      <style:text-properties fo:color="#666600" fo:font-size="11.5pt" style:font-size-asian="11.5pt" style:font-size-complex="11.5pt" fo:language="en" fo:country="US"/>
    </style:style>
    <style:style style:name="T336" style:parent-style-name="pln" style:family="text">
      <style:text-properties fo:color="#000000" fo:font-size="11.5pt" style:font-size-asian="11.5pt" style:font-size-complex="11.5pt" fo:language="en" fo:country="US"/>
    </style:style>
    <style:style style:name="T337" style:parent-style-name="pun" style:family="text">
      <style:text-properties fo:color="#666600" fo:font-size="11.5pt" style:font-size-asian="11.5pt" style:font-size-complex="11.5pt" fo:language="en" fo:country="US"/>
    </style:style>
    <style:style style:name="T338" style:parent-style-name="pln" style:family="text">
      <style:text-properties fo:color="#000000" fo:font-size="11.5pt" style:font-size-asian="11.5pt" style:font-size-complex="11.5pt" fo:language="en" fo:country="US"/>
    </style:style>
    <style:style style:name="T339" style:parent-style-name="pun" style:family="text">
      <style:text-properties fo:color="#666600" fo:font-size="11.5pt" style:font-size-asian="11.5pt" style:font-size-complex="11.5pt" fo:language="en" fo:country="US"/>
    </style:style>
    <style:style style:name="T340" style:parent-style-name="pln" style:family="text">
      <style:text-properties fo:color="#000000" fo:font-size="11.5pt" style:font-size-asian="11.5pt" style:font-size-complex="11.5pt" fo:language="en" fo:country="US"/>
    </style:style>
    <style:style style:name="T341" style:parent-style-name="lit" style:family="text">
      <style:text-properties fo:color="#006666" fo:font-size="11.5pt" style:font-size-asian="11.5pt" style:font-size-complex="11.5pt" fo:language="en" fo:country="US"/>
    </style:style>
    <style:style style:name="T342" style:parent-style-name="pun" style:family="text">
      <style:text-properties fo:color="#666600" fo:font-size="11.5pt" style:font-size-asian="11.5pt" style:font-size-complex="11.5pt" fo:language="en" fo:country="US"/>
    </style:style>
    <style:style style:name="P343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P344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345" style:parent-style-name="pun" style:family="text">
      <style:text-properties fo:color="#666600" fo:font-size="11.5pt" style:font-size-asian="11.5pt" style:font-size-complex="11.5pt" fo:language="en" fo:country="US"/>
    </style:style>
    <style:style style:name="P346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P347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348" style:parent-style-name="typ" style:family="text">
      <style:text-properties fo:color="#660066" fo:font-size="11.5pt" style:font-size-asian="11.5pt" style:font-size-complex="11.5pt" fo:language="en" fo:country="US"/>
    </style:style>
    <style:style style:name="T349" style:parent-style-name="pln" style:family="text">
      <style:text-properties fo:color="#000000" fo:font-size="11.5pt" style:font-size-asian="11.5pt" style:font-size-complex="11.5pt" fo:language="en" fo:country="US"/>
    </style:style>
    <style:style style:name="T350" style:parent-style-name="pun" style:family="text">
      <style:text-properties fo:color="#666600" fo:font-size="11.5pt" style:font-size-asian="11.5pt" style:font-size-complex="11.5pt" fo:language="en" fo:country="US"/>
    </style:style>
    <style:style style:name="T351" style:parent-style-name="pln" style:family="text">
      <style:text-properties fo:color="#000000" fo:font-size="11.5pt" style:font-size-asian="11.5pt" style:font-size-complex="11.5pt" fo:language="en" fo:country="US"/>
    </style:style>
    <style:style style:name="T352" style:parent-style-name="lit" style:family="text">
      <style:text-properties fo:color="#006666" fo:font-size="11.5pt" style:font-size-asian="11.5pt" style:font-size-complex="11.5pt" fo:language="en" fo:country="US"/>
    </style:style>
    <style:style style:name="T353" style:parent-style-name="pln" style:family="text">
      <style:text-properties fo:color="#000000" fo:font-size="11.5pt" style:font-size-asian="11.5pt" style:font-size-complex="11.5pt" fo:language="en" fo:country="US"/>
    </style:style>
    <style:style style:name="T354" style:parent-style-name="pun" style:family="text">
      <style:text-properties fo:color="#666600" fo:font-size="11.5pt" style:font-size-asian="11.5pt" style:font-size-complex="11.5pt" fo:language="en" fo:country="US"/>
    </style:style>
    <style:style style:name="T355" style:parent-style-name="pln" style:family="text">
      <style:text-properties fo:color="#000000" fo:font-size="11.5pt" style:font-size-asian="11.5pt" style:font-size-complex="11.5pt" fo:language="en" fo:country="US"/>
    </style:style>
    <style:style style:name="T356" style:parent-style-name="pun" style:family="text">
      <style:text-properties fo:color="#666600" fo:font-size="11.5pt" style:font-size-asian="11.5pt" style:font-size-complex="11.5pt" fo:language="en" fo:country="US"/>
    </style:style>
    <style:style style:name="T357" style:parent-style-name="pln" style:family="text">
      <style:text-properties fo:color="#000000" fo:font-size="11.5pt" style:font-size-asian="11.5pt" style:font-size-complex="11.5pt" fo:language="en" fo:country="US"/>
    </style:style>
    <style:style style:name="T358" style:parent-style-name="pun" style:family="text">
      <style:text-properties fo:color="#666600" fo:font-size="11.5pt" style:font-size-asian="11.5pt" style:font-size-complex="11.5pt" fo:language="en" fo:country="US"/>
    </style:style>
    <style:style style:name="P359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P360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361" style:parent-style-name="typ" style:family="text">
      <style:text-properties fo:color="#660066" fo:font-size="11.5pt" style:font-size-asian="11.5pt" style:font-size-complex="11.5pt"/>
    </style:style>
    <style:style style:name="T362" style:parent-style-name="pun" style:family="text">
      <style:text-properties fo:color="#666600" fo:font-size="11.5pt" style:font-size-asian="11.5pt" style:font-size-complex="11.5pt"/>
    </style:style>
    <style:style style:name="T363" style:parent-style-name="pln" style:family="text">
      <style:text-properties fo:color="#000000" fo:font-size="11.5pt" style:font-size-asian="11.5pt" style:font-size-complex="11.5pt"/>
    </style:style>
    <style:style style:name="T364" style:parent-style-name="pun" style:family="text">
      <style:text-properties fo:color="#666600" fo:font-size="11.5pt" style:font-size-asian="11.5pt" style:font-size-complex="11.5pt"/>
    </style:style>
    <style:style style:name="T365" style:parent-style-name="pln" style:family="text">
      <style:text-properties fo:color="#000000" fo:font-size="11.5pt" style:font-size-asian="11.5pt" style:font-size-complex="11.5pt"/>
    </style:style>
    <style:style style:name="T366" style:parent-style-name="pun" style:family="text">
      <style:text-properties fo:color="#666600" fo:font-size="11.5pt" style:font-size-asian="11.5pt" style:font-size-complex="11.5pt"/>
    </style:style>
    <style:style style:name="T367" style:parent-style-name="pln" style:family="text">
      <style:text-properties fo:color="#000000" fo:font-size="11.5pt" style:font-size-asian="11.5pt" style:font-size-complex="11.5pt"/>
    </style:style>
    <style:style style:name="T368" style:parent-style-name="pun" style:family="text">
      <style:text-properties fo:color="#666600" fo:font-size="11.5pt" style:font-size-asian="11.5pt" style:font-size-complex="11.5pt"/>
    </style:style>
    <style:style style:name="P369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P370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371" style:parent-style-name="pun" style:family="text">
      <style:text-properties fo:color="#666600" fo:font-size="11.5pt" style:font-size-asian="11.5pt" style:font-size-complex="11.5pt"/>
    </style:style>
    <style:style style:name="P372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 fo:hyphenate="true"/>
    </style:style>
    <style:style style:name="P373" style:parent-style-name="Normal" style:family="paragraph">
      <style:paragraph-properties fo:border-top="0.0104in solid #888888" fo:border-left="0.0416in solid #888888" fo:border-bottom="0.0104in solid #888888" fo:border-right="0.0104in solid #888888" fo:padding="0.0277in" style:shadow="none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4" style:parent-style-name="Fonteparág.padrão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pt" style:country-asian="BR" style:language-complex="ar" style:country-complex="SA"/>
    </style:style>
    <style:style style:name="T375" style:parent-style-name="Fonteparág.padrão" style:family="text">
      <style:text-properties style:font-name="Courier New" style:font-name-asian="Times New Roman" style:font-name-complex="Courier New" fo:color="#666600" style:letter-kerning="false" fo:font-size="11.5pt" style:font-size-asian="11.5pt" style:font-size-complex="11.5pt" style:language-asian="pt" style:country-asian="BR" style:language-complex="ar" style:country-complex="SA"/>
    </style:style>
    <style:style style:name="P376" style:parent-style-name="Textbody" style:family="paragraph">
      <style:paragraph-properties fo:text-align="justify" fo:margin-bottom="0.1111in" fo:line-height="128%" fo:text-indent="0.4916in"/>
      <style:text-properties style:font-name="Calibri, sans-serif" fo:color="#000000" fo:font-size="11pt" style:font-size-asian="11pt"/>
    </style:style>
    <style:style style:name="P377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4pt" style:font-size-asian="14pt"/>
    </style:style>
    <style:style style:name="P378" style:parent-style-name="Textbody" style:family="paragraph">
      <style:paragraph-properties fo:text-align="justify" fo:margin-bottom="0.1111in" fo:line-height="128%" fo:text-indent="0.4916in"/>
      <style:text-properties style:font-name="Calibri, sans-serif" fo:color="#000000" fo:font-size="11pt" style:font-size-asian="11pt"/>
    </style:style>
    <style:style style:name="P379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/>
    </style:style>
    <style:style style:name="P380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P381" style:parent-style-name="Textbody" style:family="paragraph">
      <style:paragraph-properties fo:text-align="justify" fo:margin-bottom="0.1111in" fo:line-height="128%"/>
    </style:style>
    <style:style style:name="T382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383" style:parent-style-name="Fonteparág.padrão" style:family="text">
      <style:text-properties style:font-name="Calibri, sans-serif" fo:color="#000000" fo:font-size="11pt" style:font-size-asian="11pt"/>
    </style:style>
    <style:style style:name="TableColumn385" style:family="table-column">
      <style:table-column-properties style:column-width="6.3618in" style:use-optimal-column-width="false"/>
    </style:style>
    <style:style style:name="Table384" style:family="table">
      <style:table-properties style:width="6.3618in" fo:margin-left="-0.0069in" table:align="lef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388" style:parent-style-name="TableContents" style:family="paragraph">
      <style:paragraph-properties fo:text-align="justify" fo:line-height="120%"/>
      <style:text-properties style:font-name="Calibri, sans-serif" fo:color="#000000" fo:font-size="11pt" style:font-size-asian="11pt"/>
    </style:style>
    <style:style style:name="P389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TableColumn391" style:family="table-column">
      <style:table-column-properties style:column-width="6.3618in" style:use-optimal-column-width="false"/>
    </style:style>
    <style:style style:name="Table390" style:family="table">
      <style:table-properties style:width="6.3618in" fo:margin-left="-0.0069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394" style:parent-style-name="TableContents" style:family="paragraph">
      <style:paragraph-properties fo:text-align="justify" fo:line-height="120%"/>
      <style:text-properties style:font-name="Calibri, sans-serif" fo:color="#000000" fo:font-size="11pt" style:font-size-asian="11pt"/>
    </style:style>
    <style:style style:name="P395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P396" style:parent-style-name="Textbody" style:family="paragraph">
      <style:paragraph-properties fo:text-align="justify" fo:margin-bottom="0.1111in" fo:line-height="128%" fo:text-indent="0.4916in"/>
      <style:text-properties style:font-name="Calibri, sans-serif" fo:color="#000000" fo:font-size="11pt" style:font-size-asian="11pt"/>
    </style:style>
    <style:style style:name="P397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P398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TableColumn400" style:family="table-column">
      <style:table-column-properties style:column-width="6.3618in" style:use-optimal-column-width="false"/>
    </style:style>
    <style:style style:name="Table399" style:family="table">
      <style:table-properties style:width="6.3618in" fo:margin-left="-0.0069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403" style:parent-style-name="TableContents" style:family="paragraph">
      <style:paragraph-properties fo:text-align="justify" fo:line-height="120%"/>
      <style:text-properties style:font-name="Calibri, sans-serif" fo:color="#000000" fo:font-size="11pt" style:font-size-asian="11pt"/>
    </style:style>
    <style:style style:name="P404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TableColumn406" style:family="table-column">
      <style:table-column-properties style:column-width="6.3618in" style:use-optimal-column-width="false"/>
    </style:style>
    <style:style style:name="Table405" style:family="table">
      <style:table-properties style:width="6.3618in" fo:margin-left="-0.0069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fo:background-color="#E7E6E6" style:vertical-align="middle" fo:padding-top="0in" fo:padding-left="0in" fo:padding-bottom="0in" fo:padding-right="0in"/>
    </style:style>
    <style:style style:name="P409" style:parent-style-name="TableContents" style:family="paragraph">
      <style:paragraph-properties fo:text-align="justify" fo:line-height="120%"/>
      <style:text-properties style:font-name="Calibri, sans-serif" fo:color="#000000" fo:font-size="11pt" style:font-size-asian="11pt"/>
    </style:style>
    <style:style style:name="P410" style:parent-style-name="Textbody" style:family="paragraph">
      <style:paragraph-properties fo:text-align="justify" fo:margin-bottom="0.1111in" fo:line-height="128%"/>
      <style:text-properties style:font-name="Calibri, sans-serif" fo:font-weight="bold" style:font-weight-asian="bold" fo:color="#000000" fo:font-size="11pt" style:font-size-asian="11pt"/>
    </style:style>
    <style:style style:name="P411" style:parent-style-name="Textbody" style:family="paragraph">
      <style:paragraph-properties fo:text-align="justify" fo:margin-bottom="0.1111in" fo:line-height="128%" fo:text-indent="0.4916in"/>
      <style:text-properties style:font-name="Calibri, sans-serif" fo:color="#000000" fo:font-size="11pt" style:font-size-asian="11pt"/>
    </style:style>
    <style:style style:name="P412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13" style:parent-style-name="pln" style:family="text">
      <style:text-properties fo:color="#000000" fo:font-size="11.5pt" style:font-size-asian="11.5pt" style:font-size-complex="11.5pt" fo:language="en" fo:country="US"/>
    </style:style>
    <style:style style:name="P414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P415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16" style:parent-style-name="pln" style:family="text">
      <style:text-properties fo:color="#000000" fo:font-size="11.5pt" style:font-size-asian="11.5pt" style:font-size-complex="11.5pt" fo:language="en" fo:country="US"/>
    </style:style>
    <style:style style:name="P417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18" style:parent-style-name="pln" style:family="text">
      <style:text-properties fo:color="#000000" fo:font-size="11.5pt" style:font-size-asian="11.5pt" style:font-size-complex="11.5pt" fo:language="en" fo:country="US"/>
    </style:style>
    <style:style style:name="P419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P420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21" style:parent-style-name="pln" style:family="text">
      <style:text-properties fo:color="#000000" fo:font-size="11.5pt" style:font-size-asian="11.5pt" style:font-size-complex="11.5pt" fo:language="en" fo:country="US"/>
    </style:style>
    <style:style style:name="P422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23" style:parent-style-name="pln" style:family="text">
      <style:text-properties fo:color="#000000" fo:font-size="11.5pt" style:font-size-asian="11.5pt" style:font-size-complex="11.5pt" fo:language="en" fo:country="US"/>
    </style:style>
    <style:style style:name="P424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P425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26" style:parent-style-name="pln" style:family="text">
      <style:text-properties fo:color="#000000" fo:font-size="11.5pt" style:font-size-asian="11.5pt" style:font-size-complex="11.5pt" fo:language="en" fo:country="US"/>
    </style:style>
    <style:style style:name="P427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28" style:parent-style-name="pln" style:family="text">
      <style:text-properties fo:color="#000000" fo:font-size="11.5pt" style:font-size-asian="11.5pt" style:font-size-complex="11.5pt" fo:language="en" fo:country="US"/>
    </style:style>
    <style:style style:name="P429" style:parent-style-name="Pré-formataçãoHTML" style:family="paragraph">
      <style:paragraph-properties fo:border-top="0.0104in solid #888888" fo:border-left="0.0416in solid #888888" fo:border-bottom="0.0104in solid #888888" fo:border-right="0.0104in solid #888888" fo:padding="0.0277in" style:shadow="none"/>
    </style:style>
    <style:style style:name="T430" style:parent-style-name="pln" style:family="text">
      <style:text-properties fo:color="#000000" fo:font-size="11.5pt" style:font-size-asian="11.5pt" style:font-size-complex="11.5pt" fo:language="en" fo:country="US"/>
    </style:style>
    <style:style style:name="T431" style:parent-style-name="pln" style:family="text">
      <style:text-properties fo:color="#000000" fo:font-size="11.5pt" style:font-size-asian="11.5pt" style:font-size-complex="11.5pt"/>
    </style:style>
    <style:style style:name="P432" style:parent-style-name="Título2" style:family="paragraph">
      <style:paragraph-properties fo:margin-top="0.0277in" fo:margin-bottom="0in" fo:line-height="128%"/>
      <style:text-properties style:font-name="Calibri, sans-serif" fo:color="#000000" fo:font-size="13pt" style:font-size-asian="13pt"/>
    </style:style>
    <style:style style:name="P433" style:parent-style-name="Textbody" style:family="paragraph">
      <style:paragraph-properties fo:margin-bottom="0in" fo:line-height="128%"/>
      <style:text-properties style:font-name="Calibri, sans-serif" fo:color="#000000" fo:font-size="11pt" style:font-size-asian="11pt"/>
    </style:style>
    <style:style style:name="P434" style:parent-style-name="Textbody" style:family="paragraph">
      <style:paragraph-properties fo:margin-bottom="0in" fo:line-height="128%"/>
      <style:text-properties style:font-name="Calibri, sans-serif" fo:color="#000000" fo:font-size="11pt" style:font-size-asian="11pt"/>
    </style:style>
    <style:style style:name="P435" style:parent-style-name="Textbody" style:family="paragraph">
      <style:paragraph-properties fo:margin-bottom="0in" fo:line-height="128%"/>
      <style:text-properties style:font-name="Calibri, sans-serif" fo:color="#000000" fo:font-size="11pt" style:font-size-asian="11pt"/>
    </style:style>
    <style:style style:name="P436" style:parent-style-name="Textbody" style:family="paragraph">
      <style:paragraph-properties fo:margin-bottom="0.1111in" fo:line-height="128%"/>
      <style:text-properties style:font-name="Calibri, sans-serif" fo:color="#000000" fo:font-size="11pt" style:font-size-asian="11pt"/>
    </style:style>
    <style:style style:name="P437" style:parent-style-name="Título2" style:family="paragraph">
      <style:paragraph-properties fo:margin-top="0.0277in" fo:margin-bottom="0in" fo:line-height="128%"/>
      <style:text-properties style:font-name="Calibri, sans-serif" fo:color="#000000" fo:font-size="13pt" style:font-size-asian="13pt"/>
    </style:style>
    <style:style style:name="P438" style:parent-style-name="Textbody" style:family="paragraph">
      <style:paragraph-properties fo:text-align="justify" fo:margin-bottom="0.1111in" fo:line-height="127%" fo:text-indent="0.4916in"/>
    </style:style>
    <style:style style:name="T439" style:parent-style-name="Fonteparág.padrão" style:family="text">
      <style:text-properties style:font-name="Calibri, sans-serif" fo:color="#000000" fo:font-size="11pt" style:font-size-asian="11pt"/>
    </style:style>
    <style:style style:name="T440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441" style:parent-style-name="Fonteparág.padrão" style:family="text">
      <style:text-properties style:font-name="Calibri, sans-serif" fo:color="#000000" fo:font-size="11pt" style:font-size-asian="11pt"/>
    </style:style>
    <style:style style:name="T442" style:parent-style-name="Fonteparág.padrão" style:family="text">
      <style:text-properties style:font-name="Calibri, sans-serif" fo:color="#0563C1" fo:font-size="11pt" style:font-size-asian="11pt" style:text-underline-type="single" style:text-underline-style="solid" style:text-underline-width="auto" style:text-underline-mode="continuous"/>
    </style:style>
    <style:style style:name="T443" style:parent-style-name="Fonteparág.padrão" style:family="text">
      <style:text-properties style:font-name="Calibri, sans-serif" fo:color="#000000" fo:font-size="11pt" style:font-size-asian="11pt"/>
    </style:style>
    <style:style style:name="T444" style:parent-style-name="Fonteparág.padrão" style:family="text">
      <style:text-properties fo:color="#000000"/>
    </style:style>
    <style:style style:name="T445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446" style:parent-style-name="Fonteparág.padrão" style:family="text">
      <style:text-properties style:font-name="Calibri, sans-serif" fo:color="#000000" fo:font-size="11pt" style:font-size-asian="11pt"/>
    </style:style>
    <style:style style:name="T447" style:parent-style-name="Fonteparág.padrão" style:family="text">
      <style:text-properties style:font-name="Calibri, sans-serif" fo:color="#0563C1" fo:font-size="11pt" style:font-size-asian="11pt" style:text-underline-type="single" style:text-underline-style="solid" style:text-underline-width="auto" style:text-underline-mode="continuous"/>
    </style:style>
    <style:style style:name="T448" style:parent-style-name="Fonteparág.padrão" style:family="text">
      <style:text-properties style:font-name="Calibri, sans-serif" fo:color="#000000" fo:font-size="11pt" style:font-size-asian="11pt"/>
    </style:style>
    <style:style style:name="T449" style:parent-style-name="Fonteparág.padrão" style:family="text">
      <style:text-properties style:font-name="Calibri, sans-serif" fo:font-weight="bold" style:font-weight-asian="bold" fo:color="#000000" fo:font-size="11pt" style:font-size-asian="11pt"/>
    </style:style>
    <style:style style:name="T450" style:parent-style-name="Fonteparág.padrão" style:family="text">
      <style:text-properties fo:color="#000000"/>
    </style:style>
    <style:style style:name="T451" style:parent-style-name="Fonteparág.padrão" style:family="text">
      <style:text-properties style:font-name="Calibri, sans-serif" fo:color="#000000" fo:font-size="11pt" style:font-size-asian="11pt"/>
    </style:style>
    <style:style style:name="T452" style:parent-style-name="Fonteparág.padrão" style:family="text">
      <style:text-properties style:font-name="Calibri, sans-serif" fo:color="#000000" fo:font-size="11pt" style:font-size-asian="11pt"/>
    </style:style>
    <style:style style:name="T453" style:parent-style-name="Fonteparág.padrão" style:family="text">
      <style:text-properties style:font-name="Calibri, sans-serif" fo:color="#000000" fo:font-size="11pt" style:font-size-asian="11pt"/>
    </style:style>
    <style:style style:name="P454" style:parent-style-name="Textbody" style:family="paragraph">
      <style:paragraph-properties fo:text-align="justify" fo:margin-bottom="0.1111in" fo:line-height="127%" fo:text-indent="0.4916in"/>
      <style:text-properties style:font-name="Calibri, sans-serif" fo:color="#000000" fo:font-size="11pt" style:font-size-asian="11pt"/>
    </style:style>
    <style:style style:name="T455" style:parent-style-name="Fonteparág.padrão" style:family="text">
      <style:text-properties fo:color="#000000" fo:background-color="#000000"/>
    </style:style>
  </office:automatic-styles>
  <office:body>
    <office:text text:use-soft-page-breaks="true">
      <text:h text:style-name="P1" text:outline-level="1"><text:bookmark-start text:name="docs-internal-guid-511b20c0-7fff-42b6-72"/><text:bookmark-end text:name="docs-internal-guid-511b20c0-7fff-42b6-72"/>DESAFIO DE PROGRAMAÇÃO - ACADEMIA CAPGEMINI</text:h>
      <text:p text:style-name="Textbody"/>
      <text:p text:style-name="P2"><text:span text:style-name="T3">Olá! Seja bem-vindo (a) à terceira etapa do processo de seleção para a Academia Capgemini 2022. O objetivo dessa etapa é testar os seus<text:s/></text:span><text:span text:style-name="T4">conhecimentos em lógica de programação. Para isso, preparamos três questões com diferentes níveis de dificuldade.<text:s/></text:span><text:span text:style-name="T5">A implementação das questões pode ser feita em qualquer linguagem, porém a utilização de Java será um diferencial.</text:span></text:p>
      <text:p text:style-name="Textbody"/>
      <text:h text:style-name="P6" text:outline-level="2"># Questão 01</text:h>
      <text:p text:style-name="Textbody"/>
      <text:p text:style-name="P7"><text:span text:style-name="T8">Escreva um a</text:span><text:span text:style-name="T9">lgoritmo que mostre na tela uma escada de tamanho<text:s/></text:span><text:span text:style-name="T10">n<text:s/></text:span><text:span text:style-name="T11">utilizando o caractere<text:s/></text:span><text:span text:style-name="T12">*</text:span><text:span text:style-name="T13"><text:s/></text:span><text:span text:style-name="T14">e espaços. A base e altura da escada devem ser iguais ao valor de<text:s/></text:span><text:span text:style-name="T15">n.<text:s/></text:span><text:span text:style-name="T16">A última linha não deve conter nenhum espaço.</text:span></text:p>
      <text:p text:style-name="P17">Exemplo:</text:p>
      <text:p text:style-name="P18">Entrada:</text:p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n = 6</text:p>
          </table:table-cell>
        </table:table-row>
      </table:table>
      <text:p text:style-name="Textbody"/>
      <text:p text:style-name="P24">Saída:</text:p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         <text:s/></text:span><text:span text:style-name="T31">*</text:span><text:span text:style-name="T32"><text:line-break/></text:span><text:span text:style-name="T33">       <text:s/></text:span><text:span text:style-name="T34">**</text:span><text:span text:style-name="T35"><text:line-break/></text:span><text:span text:style-name="T36">     <text:s/></text:span><text:span text:style-name="T37">***</text:span><text:span text:style-name="T38"><text:line-break/></text:span><text:span text:style-name="T39">   <text:s/></text:span><text:span text:style-name="T40">****</text:span><text:span text:style-name="T41"><text:line-break/></text:span><text:span text:style-name="T42"> <text:s/></text:span><text:span text:style-name="T43">*****</text:span><text:span text:style-name="T44"><text:line-break/></text:span><text:span text:style-name="T45">******</text:span></text:p>
          </table:table-cell>
        </table:table-row>
        <table:table-row table:style-name="TableRow46">
          <table:table-cell table:style-name="TableCell47">
            <text:p text:style-name="P48"/>
          </table:table-cell>
        </table:table-row>
      </table:table>
      <text:p text:style-name="P49">Scanner entrada = new Scanner(System.in);<text:line-break/>List&lt;String&gt; degraus = new ArrayList&lt;&gt;();</text:p>
      <text:p text:style-name="P50"> </text:p>
      <text:p text:style-name="P51">System.out.print("Digite a quantidade de vezes: ");<text:line-break/>int qtdDegraus = entrada.nextInt();</text:p>
      <text:p text:style-name="P52"> </text:p>
      <text:p text:style-name="P53">for (int i = 0; i &lt; qtdDegraus; i++) {<text:line-break/>degraus.add(" ".repeat(qtdDegraus - i) + "*".repeat(i + 1));<text:line-break/>}</text:p>
      <text:p text:style-name="P54"> </text:p>
      <text:p text:style-name="P55">for (String d : degraus ) {<text:line-break/>System.out.println(d);<text:line-break/>}</text:p>
      <text:p text:style-name="P56"/>
      <text:p text:style-name="P57"/>
      <text:soft-page-break/>
      <text:p text:style-name="P58"><text:span text:style-name="T59">public</text:span><text:span text:style-name="T60"><text:s/></text:span><text:span text:style-name="T61">class</text:span><text:span text:style-name="T62"><text:s/></text:span><text:span text:style-name="T63">Escada</text:span><text:span text:style-name="T64"><text:s/></text:span><text:span text:style-name="T65">{</text:span></text:p>
      <text:p text:style-name="P66"/>
      <text:section text:name="Sect1" text:style-name="S1">
        <text:p text:style-name="P67"/>
        <text:p text:style-name="P68"><text:span text:style-name="T69"><text:s text:c="4"/></text:span><text:span text:style-name="T70">public</text:span><text:span text:style-name="T71"><text:s/></text:span><text:span text:style-name="T72">static</text:span><text:span text:style-name="T73"><text:s/></text:span><text:span text:style-name="T74">void</text:span><text:span text:style-name="T75"><text:s/>main</text:span><text:span text:style-name="T76">(</text:span><text:span text:style-name="T77">String</text:span><text:span text:style-name="T78"><text:s/>args</text:span><text:span text:style-name="T79">[])</text:span><text:span text:style-name="T80"><text:s/></text:span><text:span text:style-name="T81">{</text:span></text:p>
        <text:p text:style-name="P82"><text:s text:c="8"/></text:p>
        <text:p text:style-name="P83"><text:span text:style-name="T84"><text:s text:c="8"/></text:span><text:span text:style-name="T85">System</text:span><text:span text:style-name="T86">.</text:span><text:span text:style-name="T87">ou <text:s/></text:span><text:span text:style-name="T88">(</text:span><text:span text:style-name="T89">"*<text:s/></text:span><text:span text:style-name="T90">\n"</text:span></text:p>
        <text:p text:style-name="P91"><text:span text:style-name="T92"><text:s text:c="8"/></text:span><text:span text:style-name="T93">+</text:span><text:span text:style-name="T94"><text:s text:c="16"/></text:span><text:span text:style-name="T95">" <text:s text:c="2"/></text:span><text:span text:style-name="T96">*</text:span><text:span text:style-name="T97"><text:s/>*\n"</text:span></text:p>
        <text:p text:style-name="P98"><text:span text:style-name="T99"><text:s text:c="8"/></text:span><text:span text:style-name="T100">+</text:span><text:span text:style-name="T101"><text:s text:c="16"/></text:span><text:span text:style-name="T102"><text:s text:c="2"/></text:span><text:span text:style-name="T103">" * * *\n"</text:span></text:p>
        <text:p text:style-name="P104"><text:span text:style-name="T105"><text:s text:c="8"/></text:span><text:span text:style-name="T106">+</text:span><text:span text:style-name="T107"><text:s text:c="15"/></text:span><text:span text:style-name="T108"><text:s text:c="2"/></text:span><text:span text:style-name="T109"><text:s/></text:span><text:span text:style-name="T110">" * * * *\n"</text:span></text:p>
        <text:p text:style-name="P111"><text:span text:style-name="T112"><text:s text:c="8"/></text:span><text:span text:style-name="T113">+</text:span><text:span text:style-name="T114"><text:s text:c="16"/></text:span><text:span text:style-name="T115">"<text:s/></text:span><text:span text:style-name="T116"><text:s/></text:span><text:span text:style-name="T117">* <text:s/>* * *</text:span><text:span text:style-name="T118"><text:s text:c="2"/>*\n"</text:span><text:span text:style-name="T119">);</text:span></text:p>
        <text:p text:style-name="P120"><text:span text:style-name="T121"><text:s text:c="4"/></text:span><text:span text:style-name="T122">}</text:span></text:p>
        <text:p text:style-name="P123"> </text:p>
      </text:section>
      <text:section text:name="Sect2" text:style-name="S2">
        <text:p text:style-name="P124"/>
      </text:section>
      <text:section text:name="Sect3" text:style-name="S3">
        <text:p text:style-name="P125"/>
        <text:h text:style-name="P126" text:outline-level="2"># Questão 02</text:h>
        <text:p text:style-name="Textbody"/>
        <text:p text:style-name="P127">Débora se inscreveu em uma rede social para se manter em contato com seus amigos. A página de cadastro exigia o preenchimento dos campos de nome e senha, porém a senha precisa ser forte. O site considera uma senha<text:s/>forte quando ela satisfaz os seguintes critérios:</text:p>
        <text:list text:style-name="LFO2" text:continue-numbering="true">
          <text:list-item>
            <text:p text:style-name="P128">Possui no mínimo 6 caracteres.</text:p>
          </text:list-item>
          <text:list-item>
            <text:p text:style-name="P129">Contém no mínimo 1 digito.</text:p>
          </text:list-item>
          <text:list-item>
            <text:p text:style-name="P130">Contém no mínimo 1 letra em minúsculo.</text:p>
          </text:list-item>
          <text:list-item>
            <text:p text:style-name="P131">Contém no mínimo 1 letra em maiúsculo.</text:p>
          </text:list-item>
          <text:list-item>
            <text:p text:style-name="P132"><text:span text:style-name="T133">Contém no mínimo 1 caractere especial. Os caracteres especiais são:<text:s/></text:span><text:span text:style-name="T134">!@#$%^&amp;*()-+</text:span></text:p>
          </text:list-item>
        </text:list>
        <text:p text:style-name="P135">Débora digitou uma string aleatória no campo de senha, porém ela não tem certeza se é uma senha forte. Para ajudar Débora, construa um algoritmo que informe qual é o número mínimo de caracteres que devem ser adicionados para uma string qualquer ser considerada segura.</text:p>
        <text:p text:style-name="Textbody"/>
        <text:p text:style-name="P136">Exemplo:</text:p>
        <text:p text:style-name="P137">Entrada:</text:p>
        <table:table table:style-name="Table138">
          <table:table-columns>
            <table:table-column table:style-name="TableColumn139"/>
          </table:table-columns>
          <table:table-row table:style-name="TableRow140">
            <table:table-cell table:style-name="TableCell141">
              <text:p text:style-name="P142">Ya3</text:p>
            </table:table-cell>
          </table:table-row>
        </table:table>
        <text:p text:style-name="Textbody"/>
        <text:p text:style-name="P143">Saída:</text:p>
        <table:table table:style-name="Table144">
          <table:table-columns>
            <table:table-column table:style-name="TableColumn145"/>
          </table:table-columns>
          <table:table-row table:style-name="TableRow146">
            <table:table-cell table:style-name="TableCell147">
              <text:p text:style-name="P148">3</text:p>
            </table:table-cell>
          </table:table-row>
        </table:table>
        <text:p text:style-name="Textbody"/>
        <text:p text:style-name="P149">Explicação:</text:p>
        <text:soft-page-break/>
        <text:p text:style-name="P150">Ela pode tornar a senha segura adicionando 3 caracteres, por exemplo, &amp;ab, transformando a senha em Ya3&amp;ab. 2 caracteres não são suficientes visto que a senha precisa ter um tamanho<text:s/>mínimo de 6 caracteres.</text:p>
        <text:p text:style-name="P151"><text:span text:style-name="T152">public</text:span><text:span text:style-name="T153"><text:s/></text:span><text:span text:style-name="T154">static</text:span><text:span text:style-name="T155"><text:s/>boolean validaSenha</text:span><text:span text:style-name="T156">(</text:span><text:span text:style-name="T157">String</text:span><text:span text:style-name="T158"><text:s/>senha</text:span><text:span text:style-name="T159">)</text:span><text:span text:style-name="T160"><text:s/></text:span><text:span text:style-name="T161">{</text:span></text:p>
        <text:p text:style-name="P162"/>
        <text:p text:style-name="P163"><text:span text:style-name="T164"><text:s text:c="8"/></text:span><text:span text:style-name="T165">String</text:span><text:span text:style-name="T166"><text:s/>regex<text:s/></text:span><text:span text:style-name="T167">=</text:span><text:span text:style-name="T168"><text:s/></text:span><text:span text:style-name="T169">"^(?=.*[0-9])"</text:span></text:p>
        <text:p text:style-name="P170"><text:span text:style-name="T171"><text:s text:c="16"/></text:span><text:span text:style-name="T172">+</text:span><text:span text:style-name="T173"><text:s/></text:span><text:span text:style-name="T174">"(?=.*[a-z])(?=.*[A-Z])"</text:span></text:p>
        <text:p text:style-name="P175"><text:span text:style-name="T176"><text:s text:c="16"/></text:span><text:span text:style-name="T177">+</text:span><text:span text:style-name="T178"><text:s/></text:span><text:span text:style-name="T179">"(?=.*[!@#$%^&amp;*()-+])"</text:span></text:p>
        <text:p text:style-name="P180"><text:span text:style-name="T181"><text:s text:c="16"/></text:span><text:span text:style-name="T182">+</text:span><text:span text:style-name="T183"><text:s/></text:span><text:span text:style-name="T184">"(?=\\S+$).{6}$"</text:span><text:span text:style-name="T185">;</text:span></text:p>
        <text:p text:style-name="P186"/>
        <text:p text:style-name="P187"><text:span text:style-name="T188"><text:s text:c="8"/></text:span><text:span text:style-name="T189">Pattern</text:span><text:span text:style-name="T190"><text:s/>p<text:s/></text:span><text:span text:style-name="T191">=</text:span><text:span text:style-name="T192"><text:s/></text:span><text:span text:style-name="T193">Pattern</text:span><text:span text:style-name="T194">.</text:span><text:span text:style-name="T195">compile</text:span><text:span text:style-name="T196">(</text:span><text:span text:style-name="T197">regex</text:span><text:span text:style-name="T198">);</text:span></text:p>
        <text:p text:style-name="P199"/>
        <text:p text:style-name="P200"/>
        <text:p text:style-name="P201"><text:span text:style-name="T202"><text:s text:c="8"/></text:span><text:span text:style-name="T203">if</text:span><text:span text:style-name="T204"><text:s/></text:span><text:span text:style-name="T205">(</text:span><text:span text:style-name="T206">senha<text:s/></text:span><text:span text:style-name="T207">==</text:span><text:span text:style-name="T208"><text:s/>null</text:span><text:span text:style-name="T209">)</text:span><text:span text:style-name="T210"><text:s/></text:span><text:span text:style-name="T211">{</text:span></text:p>
        <text:p text:style-name="P212"><text:span text:style-name="T213"><text:s text:c="12"/></text:span><text:span text:style-name="T214">return</text:span><text:span text:style-name="T215"><text:s/></text:span><text:span text:style-name="T216">false</text:span><text:span text:style-name="T217">;</text:span></text:p>
        <text:p text:style-name="P218"><text:span text:style-name="T219"><text:s text:c="8"/></text:span><text:span text:style-name="T220">}</text:span></text:p>
        <text:p text:style-name="P221"/>
        <text:p text:style-name="P222"/>
        <text:p text:style-name="P223"/>
        <text:p text:style-name="P224"><text:span text:style-name="T225"><text:s text:c="8"/></text:span><text:span text:style-name="T226">Matcher</text:span><text:span text:style-name="T227"><text:s/>m<text:s/></text:span><text:span text:style-name="T228">=</text:span><text:span text:style-name="T229"><text:s/>p</text:span><text:span text:style-name="T230">.</text:span><text:span text:style-name="T231">matcher</text:span><text:span text:style-name="T232">(</text:span><text:span text:style-name="T233">senha</text:span><text:span text:style-name="T234">);</text:span></text:p>
        <text:p text:style-name="P235"/>
        <text:p text:style-name="P236"><text:span text:style-name="T237"><text:s text:c="8"/></text:span><text:span text:style-name="T238">return</text:span><text:span text:style-name="T239"><text:s/>m</text:span><text:span text:style-name="T240">.</text:span><text:span text:style-name="T241">matches</text:span><text:span text:style-name="T242">();</text:span></text:p>
        <text:p text:style-name="P243"><text:span text:style-name="T244"><text:s text:c="4"/></text:span><text:span text:style-name="T245">}</text:span></text:p>
        <text:p text:style-name="P246"/>
        <text:p text:style-name="P247"><text:span text:style-name="T248"><text:s text:c="4"/></text:span><text:span text:style-name="T249">public</text:span><text:span text:style-name="T250"><text:s/></text:span><text:span text:style-name="T251">static</text:span><text:span text:style-name="T252"><text:s/></text:span><text:span text:style-name="T253">void</text:span><text:span text:style-name="T254"><text:s/>main</text:span><text:span text:style-name="T255">(</text:span><text:span text:style-name="T256">String</text:span><text:span text:style-name="T257">[]</text:span><text:span text:style-name="T258"><text:s/>args</text:span><text:span text:style-name="T259">)</text:span><text:span text:style-name="T260"><text:s/></text:span><text:span text:style-name="T261">{</text:span></text:p>
        <text:p text:style-name="P262"/>
        <text:p text:style-name="P263"><text:span text:style-name="T264"><text:s text:c="8"/></text:span><text:span text:style-name="T265">Scanner</text:span><text:span text:style-name="T266"><text:s/>scanner<text:s/></text:span><text:span text:style-name="T267">=</text:span><text:span text:style-name="T268"><text:s/></text:span><text:span text:style-name="T269">new</text:span><text:span text:style-name="T270"><text:s/></text:span><text:span text:style-name="T271">Scanner</text:span><text:span text:style-name="T272">(</text:span><text:span text:style-name="T273">System</text:span><text:span text:style-name="T274">.</text:span><text:span text:style-name="T275">in</text:span><text:span text:style-name="T276">);</text:span></text:p>
        <text:p text:style-name="P277"/>
        <text:p text:style-name="P278"><text:span text:style-name="T279"><text:s text:c="8"/></text:span><text:span text:style-name="T280">System</text:span><text:span text:style-name="T281">.</text:span><text:span text:style-name="T282">out</text:span><text:span text:style-name="T283">.</text:span><text:span text:style-name="T284">println</text:span><text:span text:style-name="T285">(</text:span><text:span text:style-name="T286">"Nome"</text:span><text:span text:style-name="T287">);</text:span></text:p>
        <text:p text:style-name="P288"><text:span text:style-name="T289"><text:s text:c="8"/></text:span><text:span text:style-name="T290">String</text:span><text:span text:style-name="T291"><text:s/>nome<text:s/></text:span><text:span text:style-name="T292">=</text:span><text:span text:style-name="T293"><text:s/>scanner</text:span><text:span text:style-name="T294">.</text:span><text:span text:style-name="T295">next</text:span><text:span text:style-name="T296">();</text:span></text:p>
        <text:p text:style-name="P297"><text:span text:style-name="T298"><text:s text:c="8"/></text:span><text:span text:style-name="T299">System</text:span><text:span text:style-name="T300">.</text:span><text:span text:style-name="T301">out</text:span><text:span text:style-name="T302">.</text:span><text:span text:style-name="T303">println</text:span><text:span text:style-name="T304">(</text:span><text:span text:style-name="T305">"Senha"</text:span><text:span text:style-name="T306">);</text:span></text:p>
        <text:p text:style-name="P307"><text:span text:style-name="T308"><text:s text:c="8"/></text:span><text:span text:style-name="T309">String</text:span><text:span text:style-name="T310"><text:s/>senha<text:s/></text:span><text:span text:style-name="T311">=</text:span><text:span text:style-name="T312"><text:s/>scanner</text:span><text:span text:style-name="T313">.</text:span><text:span text:style-name="T314">next</text:span><text:span text:style-name="T315">();</text:span></text:p>
        <text:p text:style-name="P316"/>
        <text:p text:style-name="P317"/>
        <text:p text:style-name="P318"/>
        <text:p text:style-name="P319"><text:span text:style-name="T320"><text:s text:c="8"/></text:span><text:span text:style-name="T321">System</text:span><text:span text:style-name="T322">.</text:span><text:span text:style-name="T323">out</text:span><text:span text:style-name="T324">.</text:span><text:span text:style-name="T325">println</text:span><text:span text:style-name="T326">(</text:span><text:span text:style-name="T327">validaSenha</text:span><text:span text:style-name="T328">(</text:span><text:span text:style-name="T329">senha</text:span><text:span text:style-name="T330">));</text:span></text:p>
        <text:p text:style-name="P331"><text:span text:style-name="T332">if</text:span><text:span text:style-name="T333">(</text:span><text:span text:style-name="T334">senha</text:span><text:span text:style-name="T335">.</text:span><text:span text:style-name="T336">length</text:span><text:span text:style-name="T337">()</text:span><text:span text:style-name="T338"><text:s/></text:span><text:span text:style-name="T339">&lt;</text:span><text:span text:style-name="T340"><text:s/></text:span><text:span text:style-name="T341">6</text:span><text:span text:style-name="T342">)</text:span></text:p>
        <text:p text:style-name="P343"/>
        <text:p text:style-name="P344"><text:span text:style-name="T345">{</text:span></text:p>
        <text:p text:style-name="P346"/>
        <text:p text:style-name="P347"><text:span text:style-name="T348">int</text:span><text:span text:style-name="T349"><text:s/>sum<text:s/></text:span><text:span text:style-name="T350">=</text:span><text:span text:style-name="T351"><text:s/></text:span><text:span text:style-name="T352">6</text:span><text:span text:style-name="T353"><text:s/></text:span><text:span text:style-name="T354">-</text:span><text:span text:style-name="T355"><text:s/>senha</text:span><text:span text:style-name="T356">.</text:span><text:span text:style-name="T357">length</text:span><text:span text:style-name="T358">();</text:span></text:p>
        <text:p text:style-name="P359"/>
        <text:p text:style-name="P360"><text:span text:style-name="T361">System</text:span><text:span text:style-name="T362">.</text:span><text:span text:style-name="T363">out</text:span><text:span text:style-name="T364">.</text:span><text:span text:style-name="T365">print</text:span><text:span text:style-name="T366">(</text:span><text:span text:style-name="T367">sum</text:span><text:span text:style-name="T368">);</text:span></text:p>
        <text:p text:style-name="P369"/>
        <text:p text:style-name="P370"><text:span text:style-name="T371">}</text:span></text:p>
        <text:p text:style-name="P372"/>
        <text:p text:style-name="P373"><text:span text:style-name="T374"><text:s text:c="4"/></text:span><text:span text:style-name="T375">}</text:span></text:p>
        <text:p text:style-name="P376"/>
        <text:p text:style-name="P377"># Questão 03</text:p>
        <text:soft-page-break/>
        <text:p text:style-name="P378">Duas palavras podem ser consideradas anagramas de si mesmas se as letras de uma palavra podem ser realocadas para formar a outra palavra. Dada uma string qualquer, desenvolva um algoritmo que encontre o número de pares<text:s/>de substrings que são anagramas.</text:p>
        <text:p text:style-name="P379">Exemplo:</text:p>
        <text:p text:style-name="P380">Exemplo 1)</text:p>
        <text:p text:style-name="P381"><text:span text:style-name="T382">Entrada</text:span><text:span text:style-name="T383">:</text:span></text:p>
        <table:table table:style-name="Table384">
          <table:table-columns>
            <table:table-column table:style-name="TableColumn385"/>
          </table:table-columns>
          <table:table-row table:style-name="TableRow386">
            <table:table-cell table:style-name="TableCell387">
              <text:p text:style-name="P388">ovo</text:p>
            </table:table-cell>
          </table:table-row>
        </table:table>
        <text:p text:style-name="Textbody"/>
        <text:p text:style-name="P389">Saída:</text:p>
        <table:table table:style-name="Table390">
          <table:table-columns>
            <table:table-column table:style-name="TableColumn391"/>
          </table:table-columns>
          <table:table-row table:style-name="TableRow392">
            <table:table-cell table:style-name="TableCell393">
              <text:p text:style-name="P394">3</text:p>
            </table:table-cell>
          </table:table-row>
        </table:table>
        <text:p text:style-name="Textbody"/>
        <text:p text:style-name="P395">Explicação:</text:p>
        <text:p text:style-name="P396">A lista de todos os anagramas pares são: [o, o], [ov, vo] que estão nas posições [[0, 2], [0, 1], [1, 2]] respectivamente. </text:p>
        <text:p text:style-name="Textbody"/>
        <text:p text:style-name="P397">Exemplo 2)</text:p>
        <text:p text:style-name="P398">Entrada:</text:p>
        <table:table table:style-name="Table399">
          <table:table-columns>
            <table:table-column table:style-name="TableColumn400"/>
          </table:table-columns>
          <table:table-row table:style-name="TableRow401">
            <table:table-cell table:style-name="TableCell402">
              <text:p text:style-name="P403">ifailuhkqq</text:p>
            </table:table-cell>
          </table:table-row>
        </table:table>
        <text:p text:style-name="Textbody"/>
        <text:p text:style-name="P404">Saída:</text:p>
        <table:table table:style-name="Table405">
          <table:table-columns>
            <table:table-column table:style-name="TableColumn406"/>
          </table:table-columns>
          <table:table-row table:style-name="TableRow407">
            <table:table-cell table:style-name="TableCell408">
              <text:p text:style-name="P409">3</text:p>
            </table:table-cell>
          </table:table-row>
        </table:table>
        <text:p text:style-name="Textbody"/>
        <text:p text:style-name="P410">Explicação:</text:p>
        <text:p text:style-name="P411">A lista de todos os anagramas pares são: [i, i], [q, q] e [ifa, fai] que estão nas posições [[0, 3]], [[8, 9]] e [[0, 1, 2], [1, 2, 3]].</text:p>
        <text:p text:style-name="P412"><text:span text:style-name="T413">public static void main(String[] args) {</text:span></text:p>
        <text:p text:style-name="P414"/>
        <text:p text:style-name="P415"><text:span text:style-name="T416"><text:s text:c="8"/>Locale.setDefault(Locale.US);</text:span></text:p>
        <text:p text:style-name="P417"><text:span text:style-name="T418"><text:s text:c="8"/>Scanner scanner = new Scanner(System.in);</text:span></text:p>
        <text:p text:style-name="P419"/>
        <text:p text:style-name="P420"><text:span text:style-name="T421"><text:s text:c="8"/>System.out.println("n");</text:span></text:p>
        <text:p text:style-name="P422"><text:span text:style-name="T423"><text:s text:c="8"/>double n = scanner.nextDouble();</text:span></text:p>
        <text:p text:style-name="P424"/>
        <text:p text:style-name="P425"><text:span text:style-name="T426"><text:s text:c="8"/>if ( n == 1) {</text:span></text:p>
        <text:p text:style-name="P427"><text:span text:style-name="T428"><text:s text:c="12"/>System.out.println(" <text:s text:c="4"/>*");</text:span></text:p>
        <text:p text:style-name="P429"><text:span text:style-name="T430"><text:s text:c="8"/></text:span><text:span text:style-name="T431">}</text:span></text:p>
        <text:p text:style-name="Textbody"/>
        <text:soft-page-break/>
        <text:h text:style-name="P432" text:outline-level="2"># O que será avaliado</text:h>
        <text:list text:style-name="LFO3" text:continue-numbering="true">
          <text:list-item>
            <text:p text:style-name="P433">Documentação</text:p>
          </text:list-item>
          <text:list-item>
            <text:p text:style-name="P434">Estrutura do código</text:p>
          </text:list-item>
          <text:list-item>
            <text:p text:style-name="P435">Atendimento aos requisitos</text:p>
          </text:list-item>
          <text:list-item>
            <text:p text:style-name="P436">Testes unitários</text:p>
          </text:list-item>
        </text:list>
        <text:p text:style-name="Textbody"/>
        <text:h text:style-name="P437" text:outline-level="2">#<text:s/>Envio das questões</text:h>
        <text:p text:style-name="P438"><text:span text:style-name="T439">As soluções para as questões devem ser hospedadas no GitHub e o link do repositório deve ser postado na sua área do candidato a partir do dia 14/02/2022</text:span><text:span text:style-name="T440">.<text:s/></text:span><text:span text:style-name="T441">Para entrar na sua área do candidato acesse:<text:s/></text:span><text:a xlink:href="https://capgemini.proway.com.br/inscricao/login.php" office:target-frame-name="_top" xlink:show="replace"><text:span text:style-name="T442">https://capgemini.proway.com.br/inscricao/login.php</text:span></text:a><text:span text:style-name="T443">. O link do repositório deve ser postado no campo<text:s/></text:span><text:span text:style-name="T444">“</text:span><text:span text:style-name="T445">Github para o desafio de programação”</text:span><text:span text:style-name="T446">. O link deve ser similar a este:<text:s/></text:span><text:a xlink:href="https://github.com/nome-de-usuario/repositorio" office:target-frame-name="_top" xlink:show="replace"><text:span text:style-name="T447">https://github.com/nome-de-usuario/repositorio</text:span></text:a><text:span text:style-name="T448">. Lembrando que a data final para postagem do desafio será no dia<text:s/></text:span><text:span text:style-name="T449">20/02/2022.</text:span><text:span text:style-name="T450"><text:s/></text:span><text:span text:style-name="T451">Quanto antes você fizer, maiores as chances de ser selecionado (a) par</text:span><text:span text:style-name="T452">a a próxima etapa.<text:s/></text:span><text:span text:style-name="T453">🚀</text:span></text:p>
        <text:p text:style-name="P454">O repositório deve conter um arquivo README.md com as instruções de como rodar a aplicação e as tecnologias utilizadas.</text:p>
        <text:p text:style-name="Textbody"><text:line-break/><text:line-break/><text:a xlink:href="https://www.clubedohardware.com.br/profile/1188176-serialbn/" office:target-frame-name="_top" xlink:show="replace"><text:span text:style-name="T455"><text:line-break/></text:span></text:a></text:p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, sans-serif" svg:font-family="Calibri, sans-serif" style:font-family-generic="system"/>
    <style:font-face style:name="Helvetica" svg:font-family="Helvetica" style:font-family-generic="swiss" style:font-pitch="variable" svg:panose-1="2 11 6 4 2 2 2 2 2 4"/>
    <style:font-face style:name="monospace, monospace" svg:font-family="monospace, monospac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s" style:display-name="ins" style:family="tex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style:style style:name="kwd" style:display-name="kwd" style:family="text" style:parent-style-name="Fonteparág.padrão"/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typ" style:display-name="typ" style:family="text" style:parent-style-name="Fonteparág.padrão"/>
    <style:style style:name="str" style:display-name="str" style:family="text" style:parent-style-name="Fonteparág.padrão"/>
    <style:style style:name="lit" style:display-name="lit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294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ositivo</meta:initial-creator>
    <dc:creator>Positivo</dc:creator>
    <meta:creation-date>2022-02-17T18:56:00Z</meta:creation-date>
    <dc:date>2022-02-21T02:26:00Z</dc:date>
    <meta:template xlink:href="Normal" xlink:type="simple"/>
    <meta:editing-cycles>1</meta:editing-cycles>
    <meta:editing-duration>PT780S</meta:editing-duration>
    <meta:document-statistic meta:page-count="5" meta:paragraph-count="10" meta:word-count="797" meta:character-count="5097" meta:row-count="35" meta:non-whitespace-character-count="4310"/>
  </office:meta>
</office:document-meta>
</file>